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1" style:text-underline-style="solid" style:text-underline-width="auto" style:text-underline-color="font-color"/>
    </style:style>
    <style:style style:name="T9" style:family="text">
      <style:text-properties style:text-line-through-style="none" style:font-name="Times New Roman" style:text-underline-style="none"/>
    </style:style>
    <style:style style:name="T10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11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4_1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Dr. Morris J. Raphall, Ananus, Zechariah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/</text:p>
      <text:p text:style-name="P2">34./</text:p>
      <text:p text:style-name="P2"/>
      <text:p text:style-name="P3">[Page 1]</text:p>
      <text:p text:style-name="P3">Not unsuitable is the comparison, which Dr./ Morris J. Raphall has drawn in his post-biblical/ history between "the reign of terror" in the capital/ of France during the revolution in the last century against King Louis XVI,/ and the political condition of Judea about the year 68/ of the common era. <text:s/>In both instances the worst pas-/-sions were let loose, and innocent blood flowed like/ rivers. <text:s/>Many of the zealots in Jerusalem antici-/-pated the unscrupulous and ferocius[sic!] behaviour of/ the Jacobins of Paris. <text:s/>Still, it would be unjust/ to consider all alike, and brand them as lawless/ ruffians. <text:s/>Beyond doubt, the ranks of the zealots/ were filled with noble hearted men, men ready to lay down/ their lives for their country, but a large number/ were also unprincipled rebels, eager to take advantage/ of a state of anarchy. <text:s/><text:span text:style-name="T2">Barione</text:span><text:span text:style-name="T3"> or robbers, as/ well as securii or assassins, is the name by which/ the Talmud distinguishes such, occasionally alluding/ to their seizing other people's property, and attacking/ the unsuspecting. <text:s/>Those dangerous men were largely/ found in the capital, specially after the whole of Galilee/</text:span></text:p>
      <text:p text:style-name="P3"><text:span text:style-name="T3"/></text:p>
      <text:p text:style-name="P3"><text:span text:style-name="T3">[Page 2]</text:span></text:p>
      <text:p text:style-name="P3"><text:span text:style-name="T3">had fallen into the hand of the Romans./</text:span></text:p>
      <text:p text:style-name="P3"><text:span text:style-name="T3">For whoever could escape fled to Jerusalem, and/ this city, always vastly populated, was then crowded/ </text:span><text:soft-page-break/><text:span text:style-name="T3">to excess with the inhabitants of different parts of/ Judea, who differed also in temper and in purpose./ <text:s/>Among the refugees came John of Giskala, about/ whose character, opinions are greatly at variance./ <text:s/></text:span><text:span text:style-name="T4">for</text:span><text:span text:style-name="T6"> While Josephus, his personal enemy, paints </text:span><text:span text:style-name="T4">him</text:span><text:span text:style-name="T6">/ that chief of the Zealots in the darkest colors, others/ have represented him as a bright model of patrio-/-tism. <text:s/>He was received with an ovation by/ the uncompromising anti-Roman party, for, hatred/ against a foreign power had grown more intense/ since Jotapata, Gamala and other moutnainous/ cities which seemed impregnable, had been stormed/ and conquered by the enemy. <text:s/>But unhappily/ the union of feelings indispensable for making/ an attempt, at least, to resistance, was sadly/ wanting. <text:s/>The zealots saw, or fancied to see/ in everyone who did not fully share their views/ an enemy to the cause of independence. <text:s/>The mistaken/ zeal of some, the deliberate wickedness of others,/</text:span></text:p>
      <text:p text:style-name="P3"><text:span text:style-name="T6"/></text:p>
      <text:p text:style-name="P3"><text:span text:style-name="T6">[Page 3]</text:span></text:p>
      <text:p text:style-name="P3"><text:span text:style-name="T6">plunged the metropolis into a civil war. <text:s/>When/ men of social standing, men of influence, men whose/ only fault was that they had means at their command,/ were cast into prisons, and then killed by order of a/ self-constituted "assembly," not unlike that under the/ control of Robespierre, </text:span><text:span text:style-name="T4">and</text:span><text:span text:style-name="T6"> Danton and Marat, the people arose/ against so fierce a tyranny. <text:s/>Once person deser-/-vedly esteemed stirred up multitudes. <text:s/>Haudin or/ Anamus, was a temporal officer, and also a priest gifted/ with an eloquence to which sincerity and uprightness/ lent additional force. <text:s/>He exhorted his countrymen/ to shake off the yoke of a faction, more unsupport-/-able than even that of the Romans. <text:s/>His words arou-/-sed a spirit of determination to put an end to/ the reign of terror inaugurated by many of the Zealots./ <text:s/>The latter prepared to fight, but overpowered by a su-/-perior number, they retreated within the first enclosure/ of the Temple. <text:s/>Anamus prompted by pious/ motives ordered a cessation of arms. <text:s/>He would not pol-/lute the house of God with slain. <text:s/>In chastising/ the zealots his object had been to check their violence,/</text:span></text:p>
      <text:p text:style-name="P3"><text:span text:style-name="T6"/></text:p>
      <text:p text:style-name="P3"><text:span text:style-name="T6">[Page 4]</text:span></text:p>
      <text:p text:style-name="P3"><text:span text:style-name="T6">and compel them to submit to rules, but his/ generosity cost him, his associates and the country/ very dearly. <text:s/>For, the zealots who had been blockaded/ and watchfully guarded within the precincts of the/ Temple, succeeded in eluding detection, and stealthily/ sent a message to southern Jews, living in Idumea./ <text:s/>Those Jews, originally heathens, but converted to Judaism/ through the unwise policy of John Hyrcanus, the/ Asmonean, were a fair specimen of the adventurers/ of the middle ages, who hired themselves to any/ party that held out a promise of gain. <text:s/>Worthy/ compatriots of Herod, they flew to arms and 20,000 strong/ </text:span><text:span text:style-name="T4">and</text:span><text:span text:style-name="T6"> mocked at the gates of Jerusalem to enter and/ spill blood. <text:s/>Ananus found himself shut up/ between the fiery zealots and the murderous Idumeans. <text:s/>What/ followed is too harrowing to relate--a night in which/ the heavens appeared to hurl down curses upon/ brothers killing brothers within sight of the Holy of Holies,/ was the night which succeeded the arrival of the Idu-/-means. <text:s/>Peal on peal of deep thunders made the very/ earth quake, and when morning dawned, it lighted upon/ a slaughter. <text:s/>The highest and most renowned/</text:span></text:p>
      <text:p text:style-name="P3"><text:span text:style-name="T6"/></text:p>
      <text:p text:style-name="P3"><text:span text:style-name="T6">[Page 5]</text:span></text:p>
      <text:p text:style-name="P3"><text:span text:style-name="T6">were pierced through by the arrow and the sword,/ and Ananus shared the fate of his illustrious com-/panions. <text:s/>A distinguished citizen called Zechariah,/ whose wealth had given the irrepressible zealots/ umbrage, was summoned before a Sanhedrin, gotten/ up for the purpose, and accused of </text:span><text:span text:style-name="T4">high</text:span><text:span text:style-name="T6"> treasonable/ intercourse with Rome. <text:s/>He easily proved his innocence and was acquitted, but/ two of the </text:span><text:span text:style-name="T7">Barion</text:span><text:span text:style-name="T8">è</text:span><text:span text:style-name="T9">, the overbearing ruffians of whom/ the Talmud speaks, stabbed him, as he was leaving/ the court, after they had treated </text:span><text:span text:style-name="T5">the</text:span><text:span text:style-name="T9"> his judges with/ shocking indignity./</text:span></text:p>
      <text:p text:style-name="P3"><text:span text:style-name="T9">The conduct of John of Giskala under all those/ sorrowful circumstances admits of a doubt. <text:s/>To/ believe Josephus, he was plotting with the most violent </text:span><text:span text:style-name="T5">of</text:span><text:span text:style-name="T9"> among the/ zealots, while professing friendship for Ananus and/ the party of law and order. <text:s/>But as Josephus was not/ an eye witness of what happened then in the capital,/ since he had escaped to the Romans and enjoyed/ their protection, we may incline </text:span><text:soft-page-break/><text:span text:style-name="T9">to judge the/ Galilean chief more favorably. <text:s/>It is not unlikely/ that after the departure of the Idumeans, who returned/</text:span></text:p>
      <text:p text:style-name="P3"><text:span text:style-name="T9"/></text:p>
      <text:p text:style-name="P3"><text:span text:style-name="T9">[Page 6]</text:span></text:p>
      <text:p text:style-name="P3"><text:span text:style-name="T9">to their country by reason of the </text:span><text:span text:style-name="T5">ferocities</text:span><text:span text:style-name="T9"> atrocities/ practised in Jerusalem, at which even they revolted,/ John Giskala assumed absolute power to control/ the zealots. <text:s/>He certainly possessed military/ abilities and personal qualities calculated to win/ followers, but a Joshua, could not, without a mi-/-racle, have curbed spirits wild with mistakenly false,/ or wickedly destructive, notions. <text:s/>Feuds and quarrels/ within the ranks of the zealots were a constant/ occurrence, and in the midst of them another self-/appointed leader arose to add to the misery./</text:span></text:p>
      <text:p text:style-name="P3"><text:span text:style-name="T9">Simon son of Gioras was at a fortress in Massada,/ situated on the South Western side of the Dead Sea, when/ he heard of the events, which had given John of Giskala/ the opportunity to take up the command. <text:s/>Simon/ was young, of great physical strength, courageous,/ daring and regardless of the means by which he/ could gratify his ambition. <text:s/>Among the zealots/ he stood foremost as the sworn foe of Rome and of/ her partizans--the </text:span><text:span text:style-name="T10">moderates</text:span><text:span text:style-name="T9">, as we might call/ them, or the peace-party. <text:s/>The son of Giorus/ having left Massada, gathered around him/</text:span></text:p>
      <text:p text:style-name="P3"><text:span text:style-name="T9"/></text:p>
      <text:p text:style-name="P3"><text:span text:style-name="T9">[Page 7]</text:span></text:p>
      <text:p text:style-name="P3"><text:span text:style-name="T9">all who had nothing to lose, promised liberty/ to slaves, high wages of freemen. <text:s/>Every day/ the number of his followers swelled, some joined/ him out of fear, some out of hope of gain, and some/ also out of admiration for his surpassing intrepidity./ <text:s/>He raised an army, and with it he threw himself/ into the mountains, forced his entrance into cities,/ fought back whatever dared oppose his movements,/ took rich spoil and left everywhere behind/ the traces of his audacious will. <text:s/>In Idumea/ he met with stout resistance, and his boldness/ was put to a severe test, but the treachery of/ an Idumean made him victorious. <text:s/>Success into-/-xicated Simon to a degree that he carried devasta-/-tion through the whole south of Palestine, and/ dashed down to the very gates of Jerusalem./ <text:s/>The zealots, who adhered to John of Giskala, haras-/-sed Simon outside of the city walls, and took his/ wife </text:span><text:span text:style-name="T5">a</text:span><text:span text:style-name="T9"> prisoner. <text:s/>They thought that the husband to recover/ the woman he fondly loved, </text:span><text:span text:style-name="T5">her husband</text:span><text:span text:style-name="T9"> would sue/ for peace, but he grew furious, slew all that came/ near him, and swore that he would break down the/</text:span></text:p>
      <text:p text:style-name="P3"><text:span text:style-name="T9"/></text:p>
      <text:p text:style-name="P3"><text:span text:style-name="T9">[Page 8]</text:span></text:p>
      <text:p text:style-name="P3"><text:span text:style-name="T9">walls and spare no one, unless his wife/ was restored to him uninjured. <text:s/>The people saw/ his dread earnestness and let his wife go free./ <text:s/>Simon son of Geiras withdrew them, for a time, to/ Idumea./</text:span></text:p>
      <text:p text:style-name="P3"><text:span text:style-name="T9">Vespasian looked on with complancence[sic!], and/ reasoned himself against making a strong effort/ to beseige[sic!] Jerusalem. <text:s/>"Let opposite parties/ tear each other, and when weakened enough I/ shall secure an easy conquest." <text:s/>So must the Ro-/-man general have argued, and to cut off any/ chance of assistance which the capital might/ receive, he and the warlike Placidus, scoured/ all the country around with the besom of/ destruction. <text:s/>In vain the fugitives of/ Gadara attempted to turn on their pursuers./ <text:s/>They were impetuously set upon near the river Jor-/-dan when at spring tide its water swiftly overflowed/ its banks. <text:s/>But no Joshua was there to bid/ the Jordan turn backward. <text:s/>The </text:span><text:span text:style-name="T5">ri</text:span><text:span text:style-name="T9"> historic river/ which had ebbed away at the approach of/</text:span></text:p>
      <text:p text:style-name="P3"><text:span text:style-name="T9"/></text:p>
      <text:p text:style-name="P3"><text:span text:style-name="T9">[Page 9]</text:span></text:p>
      <text:p text:style-name="P6"><text:span text:style-name="T11">at</text:span><text:span text:style-name="T9"> the priests carrying the ark of the Lord,/ swelled on before the unhappy people of Gadara./ <text:s/>Thousands found a grave where the successor of/ Moses had raised </text:span><text:span text:style-name="T11">the</text:span><text:span text:style-name="T9"> his twelve memorial stones,/ thousands were killed and multitudes dragged/ the chains of captivity. <text:s/>Bent upon lea-/-ving Jerusalem isolated, Roman legions carried </text:span><text:span text:style-name="T11">the</text:span><text:span text:style-name="T9">/ fire and sword through all </text:span><text:span text:style-name="T11">the</text:span><text:span text:style-name="T9"> surrounding regions./ <text:s/>Antipatrus, Lydda, Jammia--cities famous in/ Jewish literature--forcibly submitted to a gal-/-ling yoke. <text:s/>Woe to those who refused to/ surrender, no trace of their homes would remain/ behind the army which like </text:span><text:soft-page-break/><text:span text:style-name="T9">swarms of locusts/ consumed every thing. <text:s/>At Jericho,--fraught/ with remiscences[sic!] of God's wonders--the soldiers/ of Rome pitched at length their tents. <text:s/>Judea/ saw the plains of Jericho </text:span><text:span text:style-name="T11">filled</text:span><text:span text:style-name="T9"> studded with/ barracks stretched out by the enemy of a strange/ language that had come from after. <text:s/>The/ delicious gardens and broad leaved palm trees/ of the spot first conquered by the redeemed of/ Egypt, were enjoyed by the nation, that/</text:span></text:p>
      <text:p text:style-name="P6"><text:span text:style-name="T9"/></text:p>
      <text:p text:style-name="P6"><text:span text:style-name="T9">[Page 10]</text:span></text:p>
      <text:p text:style-name="P6"><text:span text:style-name="T9">came flying like an eagle, and thirsting but for/ rapine and carnage. <text:s/>The prediction/ of our arch prophet registered in the 28th chap. of Deuteronomy were but too literally/ fulfilled, even before the final dispersion,/ which he also foretold, became a sorrowful fact./ <text:s/>We shall yet be </text:span><text:span text:style-name="T11">brought face to face with</text:span><text:span text:style-name="T9"> <text:s/>made to contemplate/ the events that brought on the burning of/ the Temple and the scattering of our people/ from one end of the earth to its opposite end./</text:span></text:p>
      <text:p text:style-name="P6"><text:span text:style-name="T9"/></text:p>
      <text:p text:style-name="P6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9T14:56:14.72</meta:creation-date>
    <meta:document-statistic meta:table-count="0" meta:image-count="0" meta:object-count="0" meta:page-count="5" meta:paragraph-count="87" meta:word-count="1870" meta:character-count="11684"/>
    <dc:date>2012-12-19T15:43:50.83</dc:date>
    <meta:editing-duration>PT12M25S</meta:editing-duration>
    <meta:editing-cycles>1</meta:editing-cycles>
    <meta:generator>OpenOffice.org/3.4.1$Win32 OpenOffice.org_project/341m1$Build-9593</meta:generator>
  </office:meta>
</office:document-meta>
</file>